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800000"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color="#000000" fo:font-size="14pt" style:text-underline-style="solid" style:text-underline-width="auto" style:text-underline-color="font-color" fo:font-weight="normal" style:font-size-asian="14pt" style:font-weight-asian="normal" style:font-size-complex="14pt" style:font-weight-complex="normal"/>
    </style:style>
    <style:style style:name="P3" style:family="paragraph" style:parent-style-name="Standard">
      <style:text-properties fo:color="#000000" fo:font-size="14pt" style:text-underline-style="none" fo:font-weight="normal" style:font-size-asian="14pt" style:font-weight-asian="normal" style:font-size-complex="14pt" style:font-weight-complex="normal"/>
    </style:style>
    <style:style style:name="P4" style:family="paragraph" style:parent-style-name="Standard">
      <style:text-properties fo:color="#000000" fo:font-size="14pt" style:text-underline-style="none" fo:font-weight="bold" style:font-size-asian="14pt" style:font-weight-asian="bold" style:font-size-complex="14pt" style:font-weight-complex="bold"/>
    </style:style>
    <style:style style:name="P5" style:family="paragraph" style:parent-style-name="Standard">
      <style:text-properties fo:color="#000000" fo:font-size="14pt" fo:font-style="italic" style:text-underline-style="none" fo:font-weight="normal" style:font-size-asian="14pt" style:font-style-asian="italic" style:font-weight-asian="normal" style:font-size-complex="14pt" style:font-style-complex="italic" style:font-weight-complex="normal"/>
    </style:style>
    <style:style style:name="P6" style:family="paragraph" style:parent-style-name="Standard">
      <style:text-properties fo:color="#000000" fo:font-size="14pt" fo:font-style="normal" style:text-underline-style="none" fo:font-weight="bold" style:font-size-asian="14pt" style:font-style-asian="normal" style:font-weight-asian="bold" style:font-size-complex="14pt" style:font-style-complex="normal" style:font-weight-complex="bold"/>
    </style:style>
    <style:style style:name="P7" style:family="paragraph" style:parent-style-name="Standard">
      <style:text-properties fo:color="#000000"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8" style:family="paragraph" style:parent-style-name="Standard">
      <style:text-properties fo:font-weight="normal" style:font-weight-asian="normal" style:font-weight-complex="normal"/>
    </style:style>
    <style:style style:name="P9" style:family="paragraph" style:parent-style-name="Standard" style:master-page-name="">
      <style:paragraph-properties fo:margin-left="0cm" fo:margin-right="0cm" fo:text-indent="-1.522cm" style:auto-text-indent="false" style:page-number="auto"/>
      <style:text-properties fo:color="#000000" fo:font-size="14pt" style:text-underline-style="none" fo:font-weight="normal" style:font-size-asian="14pt" style:font-weight-asian="normal" style:font-size-complex="14pt" style:font-weight-complex="normal"/>
    </style:style>
    <style:style style:name="P10" style:family="paragraph" style:parent-style-name="Standard" style:list-style-name="L1">
      <style:text-properties fo:color="#000000" fo:font-size="14pt" style:text-underline-style="none" fo:font-weight="normal" style:font-size-asian="14pt" style:font-weight-asian="normal" style:font-size-complex="14pt" style:font-weight-complex="normal"/>
    </style:style>
    <style:style style:name="P11" style:family="paragraph" style:parent-style-name="Standard">
      <style:text-properties fo:color="#000000" fo:font-size="14pt" fo:font-style="normal" style:text-underline-style="none" fo:font-weight="normal" style:font-size-asian="14pt" style:font-style-asian="normal" style:font-weight-asian="normal" style:font-size-complex="14pt" style:font-style-complex="normal" style:font-weight-complex="normal"/>
    </style:style>
    <style:style style:name="P12" style:family="paragraph" style:parent-style-name="Standard" style:list-style-name="L2">
      <style:text-properties fo:color="#000000" fo:font-size="14pt" fo:font-style="normal" style:text-underline-style="none" fo:font-weight="normal" style:font-size-asian="14pt" style:font-style-asian="normal" style:font-weight-asian="normal" style:font-size-complex="14pt" style:font-style-complex="normal" style:font-weight-complex="normal"/>
    </style:style>
    <style:style style:name="P13" style:family="paragraph" style:parent-style-name="Standard" style:list-style-name="L3">
      <style:text-properties fo:color="#000000" fo:font-size="14pt" fo:font-style="normal" style:text-underline-style="none" fo:font-weight="normal" style:font-size-asian="14pt" style:font-style-asian="normal" style:font-weight-asian="normal" style:font-size-complex="14pt" style:font-style-complex="normal" style:font-weight-complex="normal"/>
    </style:style>
    <style:style style:name="P14" style:family="paragraph" style:parent-style-name="Standard" style:list-style-name="L4">
      <style:text-properties fo:color="#000000" fo:font-size="14pt" fo:font-style="normal" style:text-underline-style="none" fo:font-weight="normal" style:font-size-asian="14pt" style:font-style-asian="normal" style:font-weight-asian="normal" style:font-size-complex="14pt" style:font-style-complex="normal" style:font-weight-complex="normal"/>
    </style:style>
    <style:style style:name="P15" style:family="paragraph" style:parent-style-name="Standard" style:list-style-name="L5">
      <style:text-properties fo:color="#000000" fo:font-size="14pt" fo:font-style="normal" style:text-underline-style="none" fo:font-weight="normal" style:font-size-asian="14pt" style:font-style-asian="normal" style:font-weight-asian="normal" style:font-size-complex="14pt" style:font-style-complex="normal" style:font-weight-complex="normal"/>
    </style:style>
    <style:style style:name="P16" style:family="paragraph" style:parent-style-name="Standard" style:list-style-name="L6">
      <style:text-properties fo:color="#000000" fo:font-size="14pt" fo:font-style="normal" style:text-underline-style="none" fo:font-weight="normal" style:font-size-asian="14pt" style:font-style-asian="normal" style:font-weight-asian="normal" style:font-size-complex="14pt" style:font-style-complex="normal" style:font-weight-complex="normal"/>
    </style:style>
    <style:style style:name="P17" style:family="paragraph" style:parent-style-name="Standard">
      <style:text-properties fo:color="#000000" fo:font-size="14pt" fo:font-style="normal" style:text-underline-style="none" fo:font-weight="bold" style:font-size-asian="14pt" style:font-style-asian="normal" style:font-weight-asian="bold" style:font-size-complex="14pt" style:font-style-complex="normal" style:font-weight-complex="bold"/>
    </style:style>
    <style:style style:name="P18" style:family="paragraph" style:parent-style-name="Standard" style:list-style-name="L3">
      <style:text-properties fo:color="#000000" fo:font-size="14pt" fo:font-style="italic" style:text-underline-style="none" fo:font-weight="normal" style:font-size-asian="14pt" style:font-style-asian="italic" style:font-weight-asian="normal" style:font-size-complex="14pt" style:font-style-complex="italic" style:font-weight-complex="normal"/>
    </style:style>
    <style:style style:name="P19" style:family="paragraph" style:parent-style-name="Standard" style:list-style-name="L2"/>
    <style:style style:name="P20" style:family="paragraph" style:parent-style-name="Standard" style:list-style-name="L3">
      <style:text-properties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color="#000000" fo:font-size="14pt"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color="#000000" fo:font-size="14pt" fo:font-style="normal" style:text-underline-style="none" fo:font-weight="bold" style:font-size-asian="14pt" style:font-style-asian="normal" style:font-weight-asian="bold" style:font-size-complex="14pt" style:font-style-complex="normal" style:font-weight-complex="bold"/>
    </style:style>
    <style:style style:name="T5" style:family="text">
      <style:text-properties fo:color="#000000" fo:font-size="14pt" fo:font-style="normal" style:text-underline-style="none" style:font-size-asian="14pt" style:font-style-asian="normal" style:font-size-complex="14pt" style:font-style-complex="normal"/>
    </style:style>
    <style:style style:name="T6" style:family="text">
      <style:text-properties fo:color="#000000" fo:font-size="14pt" fo:font-style="normal" style:text-underline-style="solid" style:text-underline-width="auto" style:text-underline-color="font-color" style:font-size-asian="14pt" style:font-style-asian="normal" style:font-size-complex="14pt" style:font-style-complex="normal"/>
    </style:style>
    <style:style style:name="T7" style:family="text">
      <style:text-properties fo:color="#000000" fo:font-size="14pt" fo:font-style="italic" style:text-underline-style="none" style:font-size-asian="14pt" style:font-style-asian="italic" style:font-size-complex="14pt" style:font-style-complex="italic"/>
    </style:style>
    <style:style style:name="T8" style:family="text">
      <style:text-properties fo:font-style="normal" style:font-style-asian="normal" style:font-style-complex="normal"/>
    </style:style>
    <style:style style:name="T9"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itre 3 : Processus de formation du contrat</text:p>
      <text:p text:style-name="P3"/>
      <text:p text:style-name="P3">2 compétences attendues : <text:s/>→ Savoir qualifier une situation précontractuelle</text:p>
      <text:p text:style-name="P3"><text:tab/><text:tab/><text:tab/><text:tab/> <text:s text:c="2"/>→ Savoir repérer un processus de formation d'un contrat</text:p>
      <text:p text:style-name="P3"/>
      <text:p text:style-name="P3"><text:span text:style-name="T1">Plan du chap :</text:span> </text:p>
      <text:p text:style-name="P3"/>
      <text:p text:style-name="P3">I-concept de négociation</text:p>
      <text:p text:style-name="P3">II-Les pourparlers</text:p>
      <text:p text:style-name="P3">III-Avants contrats</text:p>
      <text:p text:style-name="P3"/>
      <text:p text:style-name="P4">I – Voir plan</text:p>
      <text:p text:style-name="P4"/>
      <text:p text:style-name="P2">Notion de situation précontractuelle :</text:p>
      <text:list xml:id="list3160900574925716477" text:style-name="L1">
        <text:list-item>
          <text:p text:style-name="P10">Concept : Période durant laquelle les parties vont négocier afin d'aboutir à un accord permettant de satisfaire au mieux les intérêts de chacune</text:p>
        </text:list-item>
        <text:list-item>
          <text:p text:style-name="P10">2 situations : <text:s/>– Les pourparlers, qui sont une phase de négociation sous l'égide de la liberté contractuelle</text:p>
          <text:list>
            <text:list-item>
              <text:list>
                <text:list-item>
                  <text:list>
                    <text:list-item>
                      <text:list>
                        <text:list-header>
                          <text:p text:style-name="P10"><text:s text:c="2"/>– Les avants contrats qui permettent de fixer, dans un contrat, certains éléments considérés comme certains lors de la négociation et de laisser les parties discuter des autres éléments de la future relation contractuelle </text:p>
                        </text:list-header>
                      </text:list>
                    </text:list-item>
                  </text:list>
                </text:list-item>
              </text:list>
            </text:list-item>
          </text:list>
        </text:list-item>
      </text:list>
      <text:p text:style-name="P3"/>
      <text:p text:style-name="P3">Pour résumé le processus contractuelle,</text:p>
      <text:p text:style-name="P3"/>
      <text:p text:style-name="P3">Les pourparlers → les avants contrats → le contrat</text:p>
      <text:p text:style-name="P5">(on peut passer directement au contrat mais pas à l'étape 2 sans l 'étape 1)</text:p>
      <text:p text:style-name="P5"/>
      <text:p text:style-name="P5"/>
      <text:p text:style-name="P6">II – Voir plan</text:p>
      <text:p text:style-name="P6"/>
      <text:p text:style-name="P7">Définition : <text:span text:style-name="T2"><text:s/>Période de négociation précédant un accord définitif</text:span></text:p>
      <text:p text:style-name="P11"/>
      <text:p text:style-name="P7">Principe :<text:span text:style-name="T2"> <text:s/>Liberté concernant l'initiative, le déroulement et la rupture des négociations</text:span></text:p>
      <text:p text:style-name="P11"/>
      <text:p text:style-name="P7">Obligation :<text:span text:style-name="T2"> <text:s/>Être de bonne foi (on peut mettre en concurrence 2 entreprises mais il faut les avertir)</text:span></text:p>
      <text:p text:style-name="P11"/>
      <text:p text:style-name="P7">Régime juridique :</text:p>
      <text:list xml:id="list2926885508979613956" text:style-name="L2">
        <text:list-item>
          <text:p text:style-name="P19"><text:span text:style-name="T4">2 cas de sanctions</text:span><text:span text:style-name="T3"> : <text:s/>1. Rupture pour nuire au partenaire</text:span></text:p>
          <text:list>
            <text:list-item>
              <text:list>
                <text:list-item>
                  <text:list>
                    <text:list-item>
                      <text:list>
                        <text:list-item>
                          <text:list>
                            <text:list-item>
                              <text:list>
                                <text:list-header>
                                  <text:p text:style-name="P12"><text:s text:c="2"/>2. Interruption brutale des négociations sans motif légitime </text:p>
                                </text:list-header>
                              </text:list>
                            </text:list-item>
                          </text:list>
                        </text:list-item>
                      </text:list>
                    </text:list-item>
                  </text:list>
                </text:list-item>
              </text:list>
            </text:list-item>
          </text:list>
        </text:list-item>
      </text:list>
      <text:p text:style-name="P6"/>
      <text:list xml:id="list1544119615" text:continue-numbering="true" text:style-name="L2">
        <text:list-item>
          <text:p text:style-name="P19"><text:span text:style-name="T4">Fondement de sanction</text:span><text:span text:style-name="T3"> : La responsabilité civile extracontractuelle (absence de contrat)</text:span></text:p>
          <text:p text:style-name="P12"><text:soft-page-break/>responsabilité = réparer les dommages causés</text:p>
          <text:p text:style-name="P12">civile = entre personnes de droit privé</text:p>
          <text:p text:style-name="P12">extracontractuelle = hors contrat</text:p>
          <text:p text:style-name="P12"/>
        </text:list-item>
        <text:list-item>
          <text:p text:style-name="P19"><text:span text:style-name="T4">Forme de la sanction</text:span><text:span text:style-name="T3"> : Condamnation au versement de dommages et intérêts</text:span></text:p>
        </text:list-item>
      </text:list>
      <text:p text:style-name="P11"/>
      <text:p text:style-name="P11"/>
      <text:p text:style-name="P6">III – Voir plan</text:p>
      <text:p text:style-name="P6"/>
      <text:p text:style-name="P8"><text:span text:style-name="T6">Définition :</text:span><text:span text:style-name="T5"> Engagement précédant le contrat définitif et obligeant les parties à conclure ce dernier dans les conditions qu'il décrit</text:span></text:p>
      <text:p text:style-name="P11"/>
      <text:p text:style-name="P8"><text:span text:style-name="T6">3 formes d'avant-contrats</text:span><text:span text:style-name="T5"> :</text:span></text:p>
      <text:list xml:id="list7471301022284918115" text:style-name="L3">
        <text:list-item>
          <text:p text:style-name="P13">Pacte de préférence</text:p>
          <text:list>
            <text:list-header>
              <text:p text:style-name="P20"><text:span text:style-name="T7">Définition </text:span><text:span text:style-name="T5">: Engagement du promettant à proposer prioritairement au bénéficiaire de traiter avec lui pour le cas où il déciderait de passer le contrat envisagé</text:span></text:p>
            </text:list-header>
          </text:list>
        </text:list-item>
      </text:list>
      <text:p text:style-name="P11"/>
      <text:p text:style-name="P8"><text:span text:style-name="T5"><text:tab/> <text:s text:c="4"/></text:span><text:span text:style-name="T7">Effet juridique</text:span><text:span text:style-name="T5"> : Seul le promettant est tenu par le pacte</text:span></text:p>
      <text:p text:style-name="P11"/>
      <text:p text:style-name="P8"><text:span text:style-name="T5"><text:tab/> <text:s text:c="4"/></text:span><text:span text:style-name="T7">Fondement de la sanction</text:span><text:span text:style-name="T5"> : responsabilité civile contractuelle du promettant <text:tab/><text:tab/><text:tab/><text:tab/><text:tab/><text:tab/>contractant avec un tiers en violation du pacte</text:span></text:p>
      <text:p text:style-name="P11"/>
      <text:p text:style-name="P8"><text:span text:style-name="T5"><text:tab/> <text:s text:c="4"/></text:span><text:span text:style-name="T7">Formes de la sanction</text:span><text:span text:style-name="T5"> : </text:span></text:p>
      <text:p text:style-name="P11"><text:tab/><text:tab/><text:tab/>Si le tiers connaissait le pacte → Nullité du contrat final ou <text:tab/><text:tab/><text:tab/><text:tab/><text:tab/><text:tab/><text:tab/><text:tab/><text:tab/>substitution au tiers dans le contrat <text:tab/><text:tab/><text:tab/><text:tab/><text:tab/><text:tab/><text:tab/><text:tab/>final</text:p>
      <text:p text:style-name="P11"/>
      <text:p text:style-name="P11"><text:tab/><text:tab/><text:tab/>si le tiers ne connaissait pas le pacte → Dommages et intérêts de la <text:tab/><text:tab/><text:tab/><text:tab/><text:tab/><text:tab/><text:tab/><text:tab/><text:tab/>part du promettant</text:p>
      <text:p text:style-name="P11"/>
      <text:list xml:id="list1785185576" text:continue-numbering="true" text:style-name="L3">
        <text:list-item>
          <text:p text:style-name="P13">Promesse unilatérale de contrat (PUC)</text:p>
          <text:list>
            <text:list-header>
              <text:p text:style-name="P18">Définition :<text:span text:style-name="T8"> Convention par laquelle le promettant s'engage à conclure le contrat si le bénéficiaire accepte l'offre</text:span></text:p>
              <text:p text:style-name="P18"/>
              <text:p text:style-name="P18">Principe : <text:span text:style-name="T8">Attribution d'un droit d'option au profit du bénéficiaire(délai de réflexion)</text:span> </text:p>
              <text:p text:style-name="P18"/>
              <text:p text:style-name="P18">Effets juridiques de l'option :</text:p>
            </text:list-header>
          </text:list>
        </text:list-item>
      </text:list>
      <text:list xml:id="list498408371834722167" text:style-name="L4">
        <text:list-item>
          <text:list>
            <text:list-item>
              <text:p text:style-name="P14">Si le bénéficiaire lève l'option : le contrat est formé</text:p>
            </text:list-item>
            <text:list-item>
              <text:p text:style-name="P14">Si le bénéficiaire rejette l'option : le contrat est abandonné</text:p>
            </text:list-item>
          </text:list>
        </text:list-item>
      </text:list>
      <text:p text:style-name="P11"/>
      <text:p text:style-name="P11"><text:tab/> <text:s text:c="4"/><text:span text:style-name="T9"><text:s/>Conséquence : </text:span>Seul le promettant est tenu par la promesse</text:p>
      <text:p text:style-name="P11"/>
      <text:p text:style-name="P11"><text:tab/> <text:s text:c="5"/><text:span text:style-name="T9">Protection du promettant : </text:span>Détermination d'une indemnité <text:tab/><text:tab/><text:tab/> <text:soft-page-break/><text:tab/> <text:s text:c="4"/>d'immobilisation au profit du promettant si le contrat n'est pas conclu</text:p>
      <text:p text:style-name="P11"/>
      <text:p text:style-name="P11"><text:tab/> <text:s text:c="4"/><text:span text:style-name="T9">Fondement de la sanction : </text:span>Responsabilité civile contractuelle du <text:tab/> <text:s/><text:tab/> <text:s text:c="4"/><text:tab/> <text:s text:c="4"/>promettant contractant avec un tiers en violation de la promesse</text:p>
      <text:p text:style-name="P11"/>
      <text:p text:style-name="P11"><text:tab/> <text:s text:c="4"/><text:span text:style-name="T9">Formes de la sanction :</text:span></text:p>
      <text:list xml:id="list4283119925512674759" text:style-name="L5">
        <text:list-item>
          <text:p text:style-name="P15">Si le tiers connaissait existence de la promesse : Nullité du contrat de vente avec le tiers</text:p>
        </text:list-item>
        <text:list-item>
          <text:p text:style-name="P15">Si le tiers ne connaissait pas existence de la promesse : Dommage et intérêts de la part du promettant</text:p>
        </text:list-item>
      </text:list>
      <text:list xml:id="list1079150214" text:continue-list="list1785185576" text:style-name="L3">
        <text:list-item>
          <text:list>
            <text:list-header>
              <text:p text:style-name="P18"/>
            </text:list-header>
          </text:list>
        </text:list-item>
        <text:list-item>
          <text:p text:style-name="P13">Promesse synallagmatique de contrat</text:p>
          <text:list>
            <text:list-header>
              <text:p text:style-name="P18">Définition : <text:span text:style-name="T8">Convention par laquelle les deux parties s'engagent à conclure le contrat définitif si une condition définie dans la convention se réalise</text:span></text:p>
              <text:p text:style-name="P18"><text:span text:style-name="T8"/></text:p>
              <text:p text:style-name="P18">Condition de validité : <text:span text:style-name="T8">La condition de la promesse doit être indépendante de la volonté des 2 parties</text:span></text:p>
              <text:p text:style-name="P18"><text:span text:style-name="T8"/></text:p>
              <text:p text:style-name="P18">Effets juridiques de la condition :</text:p>
            </text:list-header>
          </text:list>
        </text:list-item>
      </text:list>
      <text:list xml:id="list4717990065848695629" text:style-name="L6">
        <text:list-item>
          <text:list>
            <text:list-item>
              <text:p text:style-name="P16">Si la condition se réalise : Le contrat est formé</text:p>
            </text:list-item>
            <text:list-item>
              <text:p text:style-name="P16">Si la condition ne se réalise pas : Le contrat est abandonné</text:p>
            </text:list-item>
          </text:list>
        </text:list-item>
      </text:list>
      <text:p text:style-name="P11"/>
      <text:p text:style-name="P11"><text:tab/> <text:s text:c="4"/><text:span text:style-name="T9">Fondement de la sanction : </text:span>Responsabilité civile contractuelle de celui qui <text:tab/> <text:s text:c="5"/>refuse de contracter alors que la condition est réalisé</text:p>
      <text:p text:style-name="P11"/>
      <text:p text:style-name="P11"/>
      <text:p text:style-name="P11"/>
      <text:p text:style-name="P11"/>
      <text:p text:style-name="P3"/>
      <text:p text:style-name="P3"/>
      <text:p text:style-name="P3"/>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rdan </meta:initial-creator>
    <meta:creation-date>2021-11-17T10:42:03</meta:creation-date>
    <dc:date>2021-11-24T09:05:31</dc:date>
    <dc:creator>Jordan </dc:creator>
    <meta:editing-duration>PT1H10M50S</meta:editing-duration>
    <meta:editing-cycles>2</meta:editing-cycles>
    <meta:generator>OpenOffice/4.1.7$Unix OpenOffice.org_project/417m1$Build-9800</meta:generator>
    <meta:document-statistic meta:table-count="0" meta:image-count="0" meta:object-count="0" meta:page-count="3" meta:paragraph-count="56" meta:word-count="641" meta:character-count="4019"/>
  </office:meta>
</office:document-meta>
</file>